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3" style:family="paragraph" style:parent-style-name="Standard">
      <style:paragraph-properties fo:margin-left="14.02mm" fo:margin-right="0mm" fo:text-indent="0mm" style:auto-text-indent="false"/>
      <style:text-properties style:font-name="Century Gothic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The Statutory Declaration Act (Chapter 320) Statutory Declaration</text:span></text:p>
      <text:p text:style-name="P1"></text:p>
      <text:p text:style-name="P1"></text:p>
      <text:p text:style-name="P1"></text:p>
      <text:p text:style-name="P1">I, <text:span text:style-name="T1">Goh Hock Leong Anthony,</text:span> NRIC : <text:span text:style-name="T1">S1800130F</text:span> of 309A Ang Mo Kio Street 31 #09-351 Singapore 562309 does solemnly and sincerely declare as follows:-</text:p>
      <text:p text:style-name="P1"></text:p>
      <text:p text:style-name="P1"></text:p>
      <text:p text:style-name="P3">1) I am a shareholder and director of <text:span text:style-name="T1">FLAVORS APPLE PTE. LTD</text:span>., Company Registration No : <text:span text:style-name="T1">200922055W</text:span>.</text:p>
      <text:p text:style-name="P3"></text:p>
      <text:p text:style-name="P3"></text:p>
      <text:p text:style-name="P3">2) The records of the Company are accurate and up to date.</text:p>
      <text:p text:style-name="P3"></text:p>
      <text:p text:style-name="P3"></text:p>
      <text:p text:style-name="P3">3) The Company has no outstanding penalties or offers of composition fine owing to ACRA.</text:p>
      <text:p text:style-name="P3"></text:p>
      <text:p text:style-name="P3"></text:p>
      <text:p text:style-name="P3">4) The Company has no outstanding tax liabilities owing to IRAS and is not indebted to any other government department.</text:p>
      <text:p text:style-name="P3"></text:p>
      <text:p text:style-name="P3"></text:p>
      <text:p text:style-name="P3">5) The Company has no outstanding charges in the Register of Charges.</text:p>
      <text:p text:style-name="P3"></text:p>
      <text:p text:style-name="P3"></text:p>
      <text:p text:style-name="P3">6) The Company is not involved or threatened with legal proceedings within or outside Singapore.</text:p>
      <text:p text:style-name="P3"></text:p>
      <text:p text:style-name="P3"></text:p>
      <text:p text:style-name="P3">7) The director(s) have obtained the written consent of the majority of shareholders to strike the name of the Company of the register.</text:p>
      <text:p text:style-name="P3"></text:p>
      <text:p text:style-name="P3"></text:p>
      <text:p text:style-name="P3">8) The Company has no contingent assets and liabilities (i.e. assets/liabilities that may arise in the future).</text:p>
      <text:p text:style-name="P3"></text:p>
      <text:p text:style-name="P3"></text:p>
      <text:p text:style-name="P3">9) No annual return was filed.</text:p>
      <text:p text:style-name="P1"></text:p>
      <text:p text:style-name="P1"></text:p>
      <text:p text:style-name="P1"></text:p>
      <text:p text:style-name="P1">And I make this solemn declaration conscientiously believing the same to be true.</text:p>
      <text:p text:style-name="P1"></text:p>
      <text:p text:style-name="P1"></text:p>
      <text:p text:style-name="P1"></text:p>
      <text:p text:style-name="P1"></text:p>
      <text:p text:style-name="P1"></text:p>
      <text:p text:style-name="P1">_________________________________ <text:s text:c="44"/></text:p>
      <text:p text:style-name="P1">Name : Goh Hock Leong Anthony<text:tab/><text:tab/><text:tab/><text:tab/>Date: </text:p>
      <text:p text:style-name="P1">NRIC : S1800130F</text:p>
      <text:p text:style-name="P1">Shareholder &amp; Direct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10T12:54:50</meta:creation-date>
    <dc:date>2015-12-10T12:57:00</dc:date>
    <dc:creator>phung11764 </dc:creator>
    <meta:editing-duration>P0D</meta:editing-duration>
    <meta:editing-cycles>1</meta:editing-cycles>
    <meta:document-statistic meta:table-count="0" meta:image-count="0" meta:object-count="0" meta:page-count="1" meta:paragraph-count="45" meta:word-count="198" meta:character-count="1296" meta:non-whitespace-character-count="1023"/>
    <meta:generator>LibreOffice/3.5$Linux_X86_64 LibreOffice_project/350m1$Build-2</meta:generator>
  </office:meta>
</office:document-meta>
</file>